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3.302cm" svg:height="0.794cm" svg:x="1cm" svg:y="3.71cm">
          <text:p><text:span text:style-name="T1">GWF2HUF7AR</text:span></text:p>
        </draw:rect>
        <draw:rect draw:style-name="gr1" draw:text-style-name="P1" xml:id="id49" draw:id="id49" draw:layer="layout" svg:width="3.302cm" svg:height="0.793cm" svg:x="1cm" svg:y="9.33cm">
          <text:p><text:span text:style-name="T1">GWF2HUF7AD</text:span></text:p>
        </draw:rect>
        <draw:rect draw:style-name="gr1" draw:text-style-name="P1" xml:id="id3" draw:id="id3" draw:layer="layout" svg:width="3.302cm" svg:height="0.794cm" svg:x="1cm" svg:y="10.52cm">
          <text:p><text:span text:style-name="T1">GWF2HUF7FM </text:span></text:p>
        </draw:rect>
        <draw:rect draw:style-name="gr1" draw:text-style-name="P1" xml:id="id20" draw:id="id20" draw:layer="layout" svg:width="3.302cm" svg:height="0.794cm" svg:x="1cm" svg:y="12.981cm">
          <text:p><text:span text:style-name="T1">GWF2HUF7BDS</text:span></text:p>
        </draw:rect>
        <draw:rect draw:style-name="gr1" draw:text-style-name="P1" xml:id="id34" draw:id="id34" draw:layer="layout" svg:width="3.302cm" svg:height="0.793cm" svg:x="1cm" svg:y="16.871cm">
          <text:p><text:span text:style-name="T1">GWF2HUF7BDADJ</text:span></text:p>
        </draw:rect>
        <draw:rect draw:style-name="gr1" draw:text-style-name="P1" xml:id="id36" draw:id="id36" draw:layer="layout" svg:width="3.302cm" svg:height="0.794cm" svg:x="1cm" svg:y="20.125cm">
          <text:p><text:span text:style-name="T1">GWF2HUF7BDCH</text:span></text:p>
        </draw:rect>
        <draw:rect draw:style-name="gr1" draw:text-style-name="P1" xml:id="id21" draw:id="id21" draw:layer="layout" svg:width="3.302cm" svg:height="0.794cm" svg:x="1cm" svg:y="21.395cm">
          <text:p><text:span text:style-name="T1">GWF2HUF7OT</text:span></text:p>
        </draw:rect>
        <draw:rect draw:style-name="gr1" draw:text-style-name="P1" draw:layer="layout" svg:width="3.302cm" svg:height="0.794cm" svg:x="1cm" svg:y="22.585cm">
          <text:p><text:span text:style-name="T1">GWF2HUF7DA</text:span></text:p>
        </draw:rect>
        <draw:rect draw:style-name="gr1" draw:text-style-name="P1" xml:id="id52" draw:id="id52" draw:layer="layout" svg:width="3.81cm" svg:height="0.794cm" svg:x="9.255cm" svg:y="3.869cm">
          <text:p><text:span text:style-name="T1">SGWF2HUF7GEOMRP</text:span></text:p>
        </draw:rect>
        <draw:rect draw:style-name="gr1" draw:text-style-name="P1" xml:id="id2" draw:id="id2" draw:layer="layout" svg:width="3.302cm" svg:height="0.793cm" svg:x="9.255cm" svg:y="7.679cm">
          <text:p><text:span text:style-name="T1">SGWF2HUF7SP</text:span></text:p>
        </draw:rect>
        <draw:connector draw:style-name="gr2" draw:text-style-name="P1" draw:layer="layout" draw:type="curve" svg:x1="4.302cm" svg:y1="4.107cm" svg:x2="9.255cm" svg:y2="8.075cm" draw:start-shape="id1" draw:start-glue-point="1" draw:end-shape="id2" draw:end-glue-point="3" svg:d="m4302 4107c3715 0 1239 3968 4953 3968">
          <text:p/>
        </draw:connector>
        <draw:connector draw:style-name="gr2" draw:text-style-name="P1" draw:layer="layout" draw:type="curve" svg:x1="4.302cm" svg:y1="10.917cm" svg:x2="9.255cm" svg:y2="8.075cm" draw:start-shape="id3" draw:start-glue-point="1" draw:end-shape="id2" draw:end-glue-point="3" svg:d="m4302 10917c3715 0 1239-2842 4953-2842">
          <text:p/>
        </draw:connector>
        <draw:rect draw:style-name="gr1" draw:text-style-name="P1" xml:id="id28" draw:id="id28" draw:layer="layout" svg:width="2.83cm" svg:height="0.635cm" svg:x="23.86cm" svg:y="6.79cm">
          <text:p><text:span text:style-name="T1">SGWF2HUF7HK</text:span></text:p>
        </draw:rect>
        <draw:rect draw:style-name="gr1" draw:text-style-name="P1" xml:id="id4" draw:id="id4" draw:layer="layout" svg:width="3.048cm" svg:height="0.793cm" svg:x="16.367cm" svg:y="1.012cm">
          <text:p><text:span text:style-name="T1">SGWF2HUF7VKA </text:span></text:p>
        </draw:rect>
        <draw:connector draw:style-name="gr2" draw:text-style-name="P1" draw:layer="layout" draw:type="curve" svg:x1="12.557cm" svg:y1="8.075cm" svg:x2="16.367cm" svg:y2="1.408cm" draw:start-shape="id2" draw:start-glue-point="1" draw:end-shape="id4" draw:end-glue-point="3" svg:d="m12557 8075c2857 0 953-6667 3810-6667">
          <text:p/>
        </draw:connector>
        <draw:rect draw:style-name="gr1" draw:text-style-name="P1" xml:id="id7" draw:id="id7" draw:layer="layout" svg:width="3.175cm" svg:height="0.794cm" svg:x="9.255cm" svg:y="9.171cm">
          <text:p><text:span text:style-name="T1">SGWF2HUF7VKL</text:span></text:p>
        </draw:rect>
        <draw:rect draw:style-name="gr1" draw:text-style-name="P1" xml:id="id5" draw:id="id5" draw:layer="layout" svg:width="3.774cm" svg:height="0.793cm" svg:x="33.385cm" svg:y="8.791cm">
          <text:p><text:span text:style-name="T1">SGWF2HUF7VSRCH</text:span></text:p>
        </draw:rect>
        <draw:connector draw:style-name="gr2" draw:text-style-name="P1" draw:layer="layout" draw:type="curve" svg:x1="19.415cm" svg:y1="1.408cm" svg:x2="33.385cm" svg:y2="9.187cm" draw:start-shape="id4" draw:start-glue-point="1" draw:end-shape="id5" draw:end-glue-point="3" svg:d="m19415 1408c10477 0 3493 7779 13970 7779">
          <text:p/>
        </draw:connector>
        <draw:rect draw:style-name="gr1" draw:text-style-name="P1" xml:id="id6" draw:id="id6" draw:layer="layout" svg:width="3.773cm" svg:height="0.794cm" svg:x="16.367cm" svg:y="16.95cm">
          <text:p><text:span text:style-name="T1">SGWF2HUF7HSRCH</text:span></text:p>
        </draw:rect>
        <draw:connector draw:style-name="gr2" draw:text-style-name="P1" draw:layer="layout" draw:type="curve" svg:x1="12.557cm" svg:y1="8.075cm" svg:x2="16.367cm" svg:y2="17.347cm" draw:start-shape="id2" draw:start-glue-point="1" draw:end-shape="id6" draw:end-glue-point="3" svg:d="m12557 8075c2857 0 953 9272 3810 9272">
          <text:p/>
        </draw:connector>
        <draw:connector draw:style-name="gr2" draw:text-style-name="P1" draw:layer="layout" draw:type="curve" svg:x1="12.43cm" svg:y1="9.568cm" svg:x2="16.367cm" svg:y2="17.347cm" draw:start-shape="id7" draw:start-glue-point="1" draw:end-shape="id6" draw:end-glue-point="3" svg:d="m12430 9568c2953 0 985 7779 3937 7779">
          <text:p/>
        </draw:connector>
        <draw:rect draw:style-name="gr1" draw:text-style-name="P1" xml:id="id8" draw:id="id8" draw:layer="layout" svg:width="3.302cm" svg:height="0.794cm" svg:x="16.367cm" svg:y="3.393cm">
          <text:p><text:span text:style-name="T1">SGWF2HUF7SC1</text:span></text:p>
        </draw:rect>
        <draw:connector draw:style-name="gr2" draw:text-style-name="P1" draw:layer="layout" draw:type="curve" svg:x1="12.557cm" svg:y1="8.075cm" svg:x2="16.367cm" svg:y2="3.79cm" draw:start-shape="id2" draw:start-glue-point="1" draw:end-shape="id8" draw:end-glue-point="3" svg:d="m12557 8075c2857 0 953-4285 3810-4285">
          <text:p/>
        </draw:connector>
        <draw:rect draw:style-name="gr1" draw:text-style-name="P1" xml:id="id9" draw:id="id9" draw:layer="layout" svg:width="3.302cm" svg:height="0.794cm" svg:x="16.367cm" svg:y="4.583cm">
          <text:p><text:span text:style-name="T1">SGWF2HUF7N</text:span></text:p>
        </draw:rect>
        <draw:connector draw:style-name="gr2" draw:text-style-name="P1" draw:layer="layout" draw:type="curve" svg:x1="12.557cm" svg:y1="8.075cm" svg:x2="16.367cm" svg:y2="4.98cm" draw:start-shape="id2" draw:start-glue-point="1" draw:end-shape="id9" draw:end-glue-point="3" svg:d="m12557 8075c2857 0 953-3095 3810-3095">
          <text:p/>
        </draw:connector>
        <draw:rect draw:style-name="gr1" draw:text-style-name="P1" xml:id="id10" draw:id="id10" draw:layer="layout" svg:width="3.302cm" svg:height="0.794cm" svg:x="16.367cm" svg:y="5.774cm">
          <text:p><text:span text:style-name="T1">SGWF2HUF7HCND</text:span></text:p>
        </draw:rect>
        <draw:connector draw:style-name="gr2" draw:text-style-name="P1" draw:layer="layout" draw:type="curve" svg:x1="12.557cm" svg:y1="8.075cm" svg:x2="16.367cm" svg:y2="6.171cm" draw:start-shape="id2" draw:start-glue-point="1" draw:end-shape="id10" draw:end-glue-point="3" svg:d="m12557 8075c2857 0 953-1904 3810-1904">
          <text:p/>
        </draw:connector>
        <draw:rect draw:style-name="gr1" draw:text-style-name="P1" xml:id="id11" draw:id="id11" draw:layer="layout" svg:width="3.302cm" svg:height="0.793cm" svg:x="16.367cm" svg:y="6.965cm">
          <text:p><text:span text:style-name="T1">SGWF2HUF7VCND</text:span></text:p>
        </draw:rect>
        <draw:connector draw:style-name="gr2" draw:text-style-name="P1" draw:layer="layout" draw:type="curve" svg:x1="12.557cm" svg:y1="8.075cm" svg:x2="16.367cm" svg:y2="7.361cm" draw:start-shape="id2" draw:start-glue-point="1" draw:end-shape="id11" draw:end-glue-point="3" svg:d="m12557 8075c2857 0 953-714 3810-714">
          <text:p/>
        </draw:connector>
        <draw:rect draw:style-name="gr1" draw:text-style-name="P1" xml:id="id12" draw:id="id12" draw:layer="layout" svg:width="3.302cm" svg:height="0.794cm" svg:x="16.367cm" svg:y="8.155cm">
          <text:p><text:span text:style-name="T1">SGWF2HUF7SYTP</text:span></text:p>
        </draw:rect>
        <draw:connector draw:style-name="gr2" draw:text-style-name="P1" draw:layer="layout" draw:type="curve" svg:x1="12.557cm" svg:y1="8.075cm" svg:x2="16.367cm" svg:y2="8.552cm" draw:start-shape="id2" draw:start-glue-point="1" draw:end-shape="id12" draw:end-glue-point="3" svg:d="m12557 8075c2857 0 953 477 3810 477">
          <text:p/>
        </draw:connector>
        <draw:rect draw:style-name="gr1" draw:text-style-name="P1" xml:id="id13" draw:id="id13" draw:layer="layout" svg:width="3.175cm" svg:height="0.635cm" svg:x="16.367cm" svg:y="9.584cm">
          <text:p><text:span text:style-name="T1">SGWF2HUF7SC</text:span></text:p>
        </draw:rect>
        <draw:connector draw:style-name="gr2" draw:text-style-name="P1" draw:layer="layout" draw:type="curve" svg:x1="12.557cm" svg:y1="8.075cm" svg:x2="16.367cm" svg:y2="9.901cm" draw:start-shape="id2" draw:start-glue-point="1" draw:end-shape="id13" draw:end-glue-point="3" svg:d="m12557 8075c2857 0 953 1826 3810 1826">
          <text:p/>
        </draw:connector>
        <draw:rect draw:style-name="gr1" draw:text-style-name="P1" xml:id="id14" draw:id="id14" draw:layer="layout" svg:width="3.683cm" svg:height="0.635cm" svg:x="16.367cm" svg:y="10.854cm">
          <text:p><text:span text:style-name="T1">SGWF2HUF7HCOND </text:span></text:p>
        </draw:rect>
        <draw:connector draw:style-name="gr2" draw:text-style-name="P1" draw:layer="layout" draw:type="curve" svg:x1="12.557cm" svg:y1="8.075cm" svg:x2="16.367cm" svg:y2="11.171cm" draw:start-shape="id2" draw:start-glue-point="1" draw:end-shape="id14" draw:end-glue-point="3" svg:d="m12557 8075c2857 0 953 3096 3810 3096">
          <text:p/>
        </draw:connector>
        <draw:rect draw:style-name="gr1" draw:text-style-name="P1" xml:id="id15" draw:id="id15" draw:layer="layout" svg:width="4.318cm" svg:height="0.635cm" svg:x="16.367cm" svg:y="12.124cm">
          <text:p><text:span text:style-name="T1">SGWF2HUF7WETCHK</text:span></text:p>
        </draw:rect>
        <draw:connector draw:style-name="gr2" draw:text-style-name="P1" draw:layer="layout" draw:type="curve" svg:x1="12.557cm" svg:y1="8.075cm" svg:x2="16.367cm" svg:y2="12.441cm" draw:start-shape="id2" draw:start-glue-point="1" draw:end-shape="id15" draw:end-glue-point="3" svg:d="m12557 8075c2857 0 953 4366 3810 4366">
          <text:p/>
        </draw:connector>
        <draw:rect draw:style-name="gr1" draw:text-style-name="P1" xml:id="id16" draw:id="id16" draw:layer="layout" svg:width="3.175cm" svg:height="0.381cm" svg:x="23.86cm" svg:y="13.14cm">
          <text:p text:style-name="P2"><text:span text:style-name="T1">SGWF2HUF7WET</text:span></text:p>
        </draw:rect>
        <draw:connector draw:style-name="gr2" draw:text-style-name="P1" draw:layer="layout" draw:type="curve" svg:x1="20.685cm" svg:y1="12.441cm" svg:x2="23.86cm" svg:y2="13.33cm" draw:start-shape="id15" draw:start-glue-point="1" draw:end-shape="id16" draw:end-glue-point="3" svg:d="m20685 12441c2382 0 795 889 3175 889">
          <text:p/>
        </draw:connector>
        <draw:rect draw:style-name="gr1" draw:text-style-name="P1" xml:id="id17" draw:id="id17" draw:layer="layout" svg:width="3.81cm" svg:height="0.635cm" svg:x="33.385cm" svg:y="11.87cm">
          <text:p text:style-name="P2"><text:span text:style-name="T1">SGWF2HUF7WDMSG </text:span></text:p>
        </draw:rect>
        <draw:connector draw:style-name="gr2" draw:text-style-name="P1" draw:layer="layout" draw:type="curve" svg:x1="27.035cm" svg:y1="13.33cm" svg:x2="33.385cm" svg:y2="12.187cm" draw:start-shape="id16" draw:start-glue-point="1" draw:end-shape="id17" draw:end-glue-point="3" svg:d="m27035 13330c4762 0 1588-1143 6350-1143">
          <text:p/>
        </draw:connector>
        <draw:connector draw:style-name="gr2" draw:text-style-name="P1" draw:layer="layout" draw:type="curve" svg:x1="20.05cm" svg:y1="11.171cm" svg:x2="33.385cm" svg:y2="12.187cm" draw:start-shape="id14" draw:start-glue-point="1" draw:end-shape="id17" draw:end-glue-point="3" svg:d="m20050 11171c10002 0 3335 1016 13335 1016">
          <text:p/>
        </draw:connector>
        <draw:connector draw:style-name="gr2" draw:text-style-name="P1" draw:layer="layout" draw:type="curve" svg:x1="20.685cm" svg:y1="12.441cm" svg:x2="33.385cm" svg:y2="12.187cm" draw:start-shape="id15" draw:start-glue-point="1" draw:end-shape="id17" svg:d="m20685 12441c9525 0 3175-254 12700-254">
          <text:p/>
        </draw:connector>
        <draw:rect draw:style-name="gr1" draw:text-style-name="P1" xml:id="id18" draw:id="id18" draw:layer="layout" svg:width="3.81cm" svg:height="0.635cm" svg:x="23.86cm" svg:y="8.06cm">
          <text:p text:style-name="P2"><text:span text:style-name="T1">SGWF2HUF7HHARM</text:span></text:p>
        </draw:rect>
        <draw:connector draw:style-name="gr2" draw:text-style-name="P1" draw:layer="layout" draw:type="curve" svg:x1="20.05cm" svg:y1="11.171cm" svg:x2="23.86cm" svg:y2="8.377cm" draw:start-shape="id14" draw:start-glue-point="1" draw:end-shape="id18" draw:end-glue-point="3" svg:d="m20050 11171c2857 0 953-2794 3810-2794">
          <text:p/>
        </draw:connector>
        <draw:rect draw:style-name="gr1" draw:text-style-name="P1" xml:id="id19" draw:id="id19" draw:layer="layout" svg:width="3.81cm" svg:height="0.635cm" svg:x="9.255cm" svg:y="16.95cm">
          <text:p text:style-name="P2"><text:span text:style-name="T1">SGWF2HUF7SC2</text:span></text:p>
        </draw:rect>
        <draw:connector draw:style-name="gr2" draw:text-style-name="P1" draw:layer="layout" draw:type="curve" svg:x1="4.302cm" svg:y1="4.107cm" svg:x2="9.255cm" svg:y2="17.267cm" draw:start-shape="id1" draw:start-glue-point="1" draw:end-shape="id19" draw:end-glue-point="3" svg:d="m4302 4107c3715 0 1239 13160 4953 13160">
          <text:p/>
        </draw:connector>
        <draw:connector draw:style-name="gr2" draw:text-style-name="P1" draw:layer="layout" draw:type="curve" svg:x1="4.302cm" svg:y1="10.917cm" svg:x2="9.255cm" svg:y2="17.267cm" draw:start-shape="id3" draw:start-glue-point="1" draw:end-shape="id19" draw:end-glue-point="3" svg:d="m4302 10917c3715 0 1239 6350 4953 6350">
          <text:p/>
        </draw:connector>
        <draw:connector draw:style-name="gr2" draw:text-style-name="P1" draw:layer="layout" draw:type="curve" svg:x1="4.302cm" svg:y1="13.378cm" svg:x2="9.255cm" svg:y2="17.267cm" draw:start-shape="id20" draw:start-glue-point="1" draw:end-shape="id19" draw:end-glue-point="3" svg:d="m4302 13378c3715 0 1239 3889 4953 3889">
          <text:p/>
        </draw:connector>
        <draw:rect draw:style-name="gr1" draw:text-style-name="P1" xml:id="id22" draw:id="id22" draw:layer="layout" svg:width="3.175cm" svg:height="0.635cm" svg:x="9.255cm" svg:y="19.585cm">
          <text:p text:style-name="P2"><text:span text:style-name="T1">SGWF2HUF7FLOT</text:span></text:p>
        </draw:rect>
        <draw:connector draw:style-name="gr2" draw:text-style-name="P1" draw:layer="layout" draw:type="curve" svg:x1="4.302cm" svg:y1="21.792cm" svg:x2="9.255cm" svg:y2="19.902cm" draw:start-shape="id21" draw:start-glue-point="1" draw:end-shape="id22" draw:end-glue-point="3" svg:d="m4302 21792c3715 0 1239-1890 4953-1890">
          <text:p/>
        </draw:connector>
        <draw:rect draw:style-name="gr1" draw:text-style-name="P1" xml:id="id23" draw:id="id23" draw:layer="layout" svg:width="3.175cm" svg:height="0.635cm" svg:x="9.255cm" svg:y="20.855cm">
          <text:p text:style-name="P2"><text:span text:style-name="T1">SGWF2HUF7HDOT</text:span></text:p>
        </draw:rect>
        <draw:connector draw:style-name="gr2" draw:text-style-name="P1" draw:layer="layout" draw:type="curve" svg:x1="4.302cm" svg:y1="21.792cm" svg:x2="9.255cm" svg:y2="21.172cm" draw:start-shape="id21" draw:start-glue-point="1" draw:end-shape="id23" draw:end-glue-point="3" svg:d="m4302 21792c3715 0 1239-620 4953-620">
          <text:p/>
        </draw:connector>
        <draw:rect draw:style-name="gr1" draw:text-style-name="P1" xml:id="id24" draw:id="id24" draw:layer="layout" svg:width="3.81cm" svg:height="0.635cm" svg:x="9.255cm" svg:y="22.125cm">
          <text:p text:style-name="P2"><text:span text:style-name="T1">SGWF2HUF7CHFLOT</text:span></text:p>
        </draw:rect>
        <draw:connector draw:style-name="gr2" draw:text-style-name="P1" draw:layer="layout" draw:type="curve" svg:x1="4.302cm" svg:y1="21.792cm" svg:x2="9.255cm" svg:y2="22.442cm" draw:start-shape="id21" draw:start-glue-point="1" draw:end-shape="id24" draw:end-glue-point="3" svg:d="m4302 21792c3715 0 1239 650 4953 650">
          <text:p/>
        </draw:connector>
        <draw:rect draw:style-name="gr1" draw:text-style-name="P1" xml:id="id25" draw:id="id25" draw:layer="layout" svg:width="3.175cm" svg:height="0.635cm" svg:x="16.367cm" svg:y="22.379cm">
          <text:p text:style-name="P2"><text:span text:style-name="T1">SGWF2HUF7C</text:span></text:p>
        </draw:rect>
        <draw:connector draw:style-name="gr2" draw:text-style-name="P1" draw:layer="layout" draw:type="curve" svg:x1="12.43cm" svg:y1="19.902cm" svg:x2="16.367cm" svg:y2="22.696cm" draw:start-shape="id22" draw:start-glue-point="1" draw:end-shape="id25" draw:end-glue-point="3" svg:d="m12430 19902c2953 0 985 2794 3937 2794">
          <text:p/>
        </draw:connector>
        <draw:connector draw:style-name="gr2" draw:text-style-name="P1" draw:layer="layout" draw:type="curve" svg:x1="13.065cm" svg:y1="22.442cm" svg:x2="16.367cm" svg:y2="22.696cm" draw:start-shape="id24" draw:start-glue-point="1" draw:end-shape="id25" draw:end-glue-point="3" svg:d="m13065 22442c2476 0 826 254 3302 254">
          <text:p/>
        </draw:connector>
        <draw:rect draw:style-name="gr1" draw:text-style-name="P1" xml:id="id26" draw:id="id26" draw:layer="layout" svg:width="3.175cm" svg:height="0.54cm" svg:x="16.367cm" svg:y="23.554cm">
          <text:p text:style-name="P2"><text:span text:style-name="T1">SGWF2HUF7IND</text:span></text:p>
        </draw:rect>
        <draw:connector draw:style-name="gr2" draw:text-style-name="P1" draw:layer="layout" draw:type="curve" svg:x1="12.43cm" svg:y1="21.172cm" svg:x2="16.367cm" svg:y2="23.824cm" draw:start-shape="id23" draw:start-glue-point="1" draw:end-shape="id26" draw:end-glue-point="3" svg:d="m12430 21172c2953 0 985 2652 3937 2652">
          <text:p/>
        </draw:connector>
        <draw:rect draw:style-name="gr1" draw:text-style-name="P1" xml:id="id27" draw:id="id27" draw:layer="layout" svg:width="4.445cm" svg:height="0.635cm" svg:x="9.255cm" svg:y="5.175cm">
          <text:p text:style-name="P2"><text:span text:style-name="T1">SGWF2HUF7KDEP1RPGD</text:span></text:p>
        </draw:rect>
        <draw:connector draw:style-name="gr2" draw:text-style-name="P1" draw:layer="layout" draw:type="curve" svg:x1="4.302cm" svg:y1="4.107cm" svg:x2="9.255cm" svg:y2="5.492cm" draw:start-shape="id1" draw:start-glue-point="1" draw:end-shape="id27" draw:end-glue-point="3" svg:d="m4302 4107c3715 0 1239 1385 4953 1385">
          <text:p/>
        </draw:connector>
        <draw:rect draw:style-name="gr1" draw:text-style-name="P1" xml:id="id29" draw:id="id29" draw:layer="layout" svg:width="3.81cm" svg:height="0.73cm" svg:x="33.385cm" svg:y="7.33cm">
          <text:p text:style-name="P2"><text:span text:style-name="T1">SGWF2HUF7KDEP</text:span></text:p>
        </draw:rect>
        <draw:connector draw:style-name="gr2" draw:text-style-name="P1" draw:layer="layout" draw:type="curve" svg:x1="26.69cm" svg:y1="7.107cm" svg:x2="33.385cm" svg:y2="7.695cm" draw:start-shape="id28" draw:start-glue-point="1" draw:end-shape="id29" draw:end-glue-point="3" svg:d="m26690 7107c5022 0 1675 588 6695 588">
          <text:p/>
        </draw:connector>
        <draw:connector draw:style-name="gr2" draw:text-style-name="P1" draw:layer="layout" draw:type="curve" svg:x1="19.415cm" svg:y1="1.408cm" svg:x2="33.385cm" svg:y2="7.695cm" draw:start-shape="id4" draw:start-glue-point="1" draw:end-shape="id29" draw:end-glue-point="3" svg:d="m19415 1408c10477 0 3493 6287 13970 6287">
          <text:p/>
        </draw:connector>
        <draw:connector draw:style-name="gr2" draw:text-style-name="P1" draw:layer="layout" draw:type="curve" draw:line-skew="-2.05cm" svg:x1="12.43cm" svg:y1="9.568cm" svg:x2="33.385cm" svg:y2="7.695cm" draw:start-shape="id7" draw:start-glue-point="1" draw:end-shape="id29" draw:end-glue-point="3" svg:d="m12430 9568c12642 0 2165-1873 20955-1873">
          <text:p/>
        </draw:connector>
        <draw:connector draw:style-name="gr2" draw:text-style-name="P1" draw:layer="layout" draw:type="curve" draw:line-skew="-0.095cm" svg:x1="12.43cm" svg:y1="21.172cm" svg:x2="33.385cm" svg:y2="7.695cm" draw:start-shape="id23" draw:start-glue-point="1" draw:end-shape="id29" draw:end-glue-point="3" svg:d="m12430 21172c15574 0 5097-13477 20955-13477">
          <text:p/>
        </draw:connector>
        <draw:rect draw:style-name="gr1" draw:text-style-name="P1" xml:id="id30" draw:id="id30" draw:layer="layout" svg:width="4.445cm" svg:height="0.635cm" svg:x="9.255cm" svg:y="6.409cm">
          <text:p text:style-name="P2"><text:span text:style-name="T1">SGWF2HUF7LVDA1RPGD</text:span></text:p>
        </draw:rect>
        <draw:connector draw:style-name="gr2" draw:text-style-name="P1" draw:layer="layout" draw:type="curve" svg:x1="4.302cm" svg:y1="4.107cm" svg:x2="9.255cm" svg:y2="6.726cm" draw:start-shape="id1" draw:start-glue-point="1" draw:end-shape="id30" draw:end-glue-point="3" svg:d="m4302 4107c3715 0 1239 2619 4953 2619">
          <text:p/>
        </draw:connector>
        <draw:rect draw:style-name="gr1" draw:text-style-name="P1" xml:id="id31" draw:id="id31" draw:layer="layout" svg:width="3.175cm" svg:height="0.635cm" svg:x="9.255cm" svg:y="15.68cm">
          <text:p text:style-name="P2"><text:span text:style-name="T1">GWF2HUF7VDFM</text:span></text:p>
        </draw:rect>
        <draw:connector draw:style-name="gr2" draw:text-style-name="P1" draw:layer="layout" draw:type="curve" svg:x1="4.302cm" svg:y1="13.378cm" svg:x2="9.255cm" svg:y2="15.997cm" draw:start-shape="id20" draw:start-glue-point="1" draw:end-shape="id31" draw:end-glue-point="3" svg:d="m4302 13378c3715 0 1239 2619 4953 2619">
          <text:p/>
        </draw:connector>
        <draw:rect draw:style-name="gr1" draw:text-style-name="P1" xml:id="id32" draw:id="id32" draw:layer="layout" svg:width="3.81cm" svg:height="0.635cm" svg:x="16.367cm" svg:y="13.394cm">
          <text:p text:style-name="P2"><text:span text:style-name="T1">SGWF2HUF7VDHHV</text:span></text:p>
        </draw:rect>
        <draw:connector draw:style-name="gr2" draw:text-style-name="P1" draw:layer="layout" draw:type="curve" svg:x1="12.557cm" svg:y1="8.075cm" svg:x2="16.367cm" svg:y2="13.711cm" draw:start-shape="id2" draw:start-glue-point="1" draw:end-shape="id32" draw:end-glue-point="3" svg:d="m12557 8075c2857 0 953 5636 3810 5636">
          <text:p/>
        </draw:connector>
        <draw:rect draw:style-name="gr1" draw:text-style-name="P1" xml:id="id33" draw:id="id33" draw:layer="layout" svg:width="3.81cm" svg:height="0.54cm" svg:x="16.367cm" svg:y="14.664cm">
          <text:p text:style-name="P2"><text:span text:style-name="T1">SGWF2HUF7VDHT</text:span></text:p>
        </draw:rect>
        <draw:connector draw:style-name="gr2" draw:text-style-name="P1" draw:layer="layout" draw:type="curve" svg:x1="12.557cm" svg:y1="8.075cm" svg:x2="16.367cm" svg:y2="14.934cm" draw:start-shape="id2" draw:start-glue-point="1" draw:end-shape="id33" draw:end-glue-point="3" svg:d="m12557 8075c2857 0 953 6859 3810 6859">
          <text:p/>
        </draw:connector>
        <draw:rect draw:style-name="gr1" draw:text-style-name="P1" xml:id="id35" draw:id="id35" draw:layer="layout" svg:width="3.81cm" svg:height="0.635cm" svg:x="9.255cm" svg:y="18.306cm">
          <text:p text:style-name="P2"><text:span text:style-name="T1">SGWF2HUF7VDF9</text:span></text:p>
        </draw:rect>
        <draw:connector draw:style-name="gr2" draw:text-style-name="P1" draw:layer="layout" draw:type="curve" svg:x1="4.302cm" svg:y1="17.267cm" svg:x2="9.255cm" svg:y2="18.623cm" draw:start-shape="id34" draw:start-glue-point="1" draw:end-shape="id35" draw:end-glue-point="3" svg:d="m4302 17267c3715 0 1239 1356 4953 1356">
          <text:p/>
        </draw:connector>
        <draw:connector draw:style-name="gr2" draw:text-style-name="P1" draw:layer="layout" draw:type="curve" svg:x1="4.302cm" svg:y1="20.522cm" svg:x2="9.255cm" svg:y2="18.623cm" draw:start-shape="id36" draw:start-glue-point="1" draw:end-shape="id35" draw:end-glue-point="3" svg:d="m4302 20522c3715 0 1239-1899 4953-1899">
          <text:p/>
        </draw:connector>
        <draw:rect draw:style-name="gr1" draw:text-style-name="P1" xml:id="id37" draw:id="id37" draw:layer="layout" svg:width="3.81cm" svg:height="0.635cm" svg:x="9.255cm" svg:y="13.14cm">
          <text:p text:style-name="P2"><text:span text:style-name="T1">SGWF2HUF7VDA9F9</text:span></text:p>
        </draw:rect>
        <draw:connector draw:style-name="gr2" draw:text-style-name="P1" draw:layer="layout" draw:type="curve" svg:x1="4.302cm" svg:y1="10.917cm" svg:x2="9.255cm" svg:y2="13.457cm" draw:start-shape="id3" draw:end-shape="id37" svg:d="m4302 10917c3715 0 1239 2540 4953 2540">
          <text:p/>
        </draw:connector>
        <draw:rect draw:style-name="gr1" draw:text-style-name="P1" xml:id="id38" draw:id="id38" draw:layer="layout" svg:width="3.81cm" svg:height="0.635cm" svg:x="16.367cm" svg:y="15.299cm">
          <text:p text:style-name="P2"><text:span text:style-name="T1">SGWF2HUF7VDA9</text:span></text:p>
        </draw:rect>
        <draw:connector draw:style-name="gr2" draw:text-style-name="P1" draw:layer="layout" draw:type="curve" svg:x1="12.557cm" svg:y1="8.075cm" svg:x2="16.367cm" svg:y2="15.616cm" draw:start-shape="id2" draw:start-glue-point="1" draw:end-shape="id38" draw:end-glue-point="3" svg:d="m12557 8075c2857 0 953 7541 3810 7541">
          <text:p/>
        </draw:connector>
        <draw:rect draw:style-name="gr1" draw:text-style-name="P1" xml:id="id39" draw:id="id39" draw:layer="layout" svg:width="3.81cm" svg:height="0.635cm" svg:x="16.367cm" svg:y="15.839cm">
          <text:p text:style-name="P2"><text:span text:style-name="T1">SGWF2HUF7VDHGET</text:span></text:p>
        </draw:rect>
        <draw:connector draw:style-name="gr2" draw:text-style-name="P1" draw:layer="layout" draw:type="curve" draw:line-skew="-0.911cm" svg:x1="13.065cm" svg:y1="13.457cm" svg:x2="16.367cm" svg:y2="16.156cm" draw:start-shape="id37" draw:start-glue-point="1" draw:end-shape="id39" draw:end-glue-point="3" svg:d="m13065 13457c1110 0-541 2699 3302 2699">
          <text:p/>
        </draw:connector>
        <draw:connector draw:style-name="gr2" draw:text-style-name="P1" draw:layer="layout" draw:type="curve" svg:x1="13.065cm" svg:y1="18.623cm" svg:x2="16.367cm" svg:y2="16.156cm" draw:start-shape="id35" draw:start-glue-point="1" draw:end-shape="id39" draw:end-glue-point="3" svg:d="m13065 18623c2476 0 826-2467 3302-2467">
          <text:p/>
        </draw:connector>
        <draw:rect draw:style-name="gr1" draw:text-style-name="P1" xml:id="id40" draw:id="id40" draw:layer="layout" svg:width="3.175cm" svg:height="0.635cm" svg:x="23.86cm" svg:y="19.49cm">
          <text:p text:style-name="P2"><text:span text:style-name="T1">SGWF2HUF7VDA1</text:span></text:p>
        </draw:rect>
        <draw:connector draw:style-name="gr2" draw:text-style-name="P1" draw:layer="layout" draw:type="curve" svg:x1="13.065cm" svg:y1="18.623cm" svg:x2="23.86cm" svg:y2="19.807cm" draw:start-shape="id35" draw:start-glue-point="1" draw:end-shape="id40" draw:end-glue-point="3" svg:d="m13065 18623c8097 0 2700 1184 10795 1184">
          <text:p/>
        </draw:connector>
        <draw:connector draw:style-name="gr2" draw:text-style-name="P1" draw:layer="layout" draw:type="curve" svg:x1="20.177cm" svg:y1="15.616cm" svg:x2="23.86cm" svg:y2="19.807cm" draw:start-shape="id38" draw:start-glue-point="1" draw:end-shape="id40" svg:d="m20177 15616c2763 0 922 4191 3683 4191">
          <text:p/>
        </draw:connector>
        <draw:rect draw:style-name="gr1" draw:text-style-name="P1" xml:id="id41" draw:id="id41" draw:layer="layout" svg:width="3.175cm" svg:height="0.635cm" svg:x="23.86cm" svg:y="20.125cm">
          <text:p text:style-name="P2"><text:span text:style-name="T1">SGWF2HUF7VDA2</text:span></text:p>
        </draw:rect>
        <draw:connector draw:style-name="gr2" draw:text-style-name="P1" draw:layer="layout" draw:type="curve" svg:x1="20.177cm" svg:y1="15.616cm" svg:x2="23.86cm" svg:y2="20.442cm" draw:start-shape="id38" draw:start-glue-point="1" draw:end-shape="id41" draw:end-glue-point="3" svg:d="m20177 15616c2763 0 922 4826 3683 4826">
          <text:p/>
        </draw:connector>
        <draw:connector draw:style-name="gr2" draw:text-style-name="P1" draw:layer="layout" draw:type="curve" svg:x1="13.065cm" svg:y1="18.623cm" svg:x2="23.86cm" svg:y2="20.442cm" draw:start-shape="id35" draw:start-glue-point="1" draw:end-shape="id41" svg:d="m13065 18623c8097 0 2700 1819 10795 1819">
          <text:p/>
        </draw:connector>
        <draw:rect draw:style-name="gr1" draw:text-style-name="P1" xml:id="id42" draw:id="id42" draw:layer="layout" svg:width="3.175cm" svg:height="0.635cm" svg:x="23.86cm" svg:y="20.76cm">
          <text:p text:style-name="P2"><text:span text:style-name="T1">SGWF2HUF7VDA3</text:span></text:p>
        </draw:rect>
        <draw:rect draw:style-name="gr1" draw:text-style-name="P1" xml:id="id43" draw:id="id43" draw:layer="layout" svg:width="3.175cm" svg:height="0.635cm" svg:x="23.86cm" svg:y="21.395cm">
          <text:p text:style-name="P2"><text:span text:style-name="T1">SGWF2HUF7VDA4</text:span></text:p>
        </draw:rect>
        <draw:connector draw:style-name="gr2" draw:text-style-name="P1" draw:layer="layout" draw:type="curve" svg:x1="20.177cm" svg:y1="15.616cm" svg:x2="23.86cm" svg:y2="21.077cm" draw:start-shape="id38" draw:start-glue-point="1" draw:end-shape="id42" draw:end-glue-point="3" svg:d="m20177 15616c2763 0 922 5461 3683 5461">
          <text:p/>
        </draw:connector>
        <draw:connector draw:style-name="gr2" draw:text-style-name="P1" draw:layer="layout" draw:type="curve" svg:x1="20.177cm" svg:y1="15.616cm" svg:x2="23.86cm" svg:y2="21.712cm" draw:start-shape="id38" draw:start-glue-point="1" draw:end-shape="id43" draw:end-glue-point="3" svg:d="m20177 15616c2763 0 922 6096 3683 6096">
          <text:p/>
        </draw:connector>
        <draw:connector draw:style-name="gr2" draw:text-style-name="P1" draw:layer="layout" draw:type="curve" svg:x1="13.065cm" svg:y1="18.623cm" svg:x2="23.86cm" svg:y2="21.077cm" draw:start-shape="id35" draw:start-glue-point="1" draw:end-shape="id42" draw:end-glue-point="3" svg:d="m13065 18623c8097 0 2700 2454 10795 2454">
          <text:p/>
        </draw:connector>
        <draw:connector draw:style-name="gr2" draw:text-style-name="P1" draw:layer="layout" draw:type="curve" svg:x1="13.065cm" svg:y1="18.623cm" svg:x2="23.86cm" svg:y2="21.712cm" draw:start-shape="id35" draw:start-glue-point="1" draw:end-shape="id43" draw:end-glue-point="3" svg:d="m13065 18623c8097 0 2700 3089 10795 3089">
          <text:p/>
        </draw:connector>
        <draw:rect draw:style-name="gr1" draw:text-style-name="P1" xml:id="id44" draw:id="id44" draw:layer="layout" svg:width="4.445cm" svg:height="0.635cm" svg:x="33.385cm" svg:y="14.41cm">
          <text:p text:style-name="P2"><text:span text:style-name="T1">SGWF2HUF7VDCOFD</text:span></text:p>
        </draw:rect>
        <draw:connector draw:style-name="gr2" draw:text-style-name="P1" draw:layer="layout" draw:type="curve" svg:x1="27.035cm" svg:y1="19.807cm" svg:x2="33.385cm" svg:y2="14.727cm" draw:start-shape="id40" draw:start-glue-point="1" draw:end-shape="id44" draw:end-glue-point="3" svg:d="m27035 19807c4762 0 1588-5080 6350-5080">
          <text:p/>
        </draw:connector>
        <draw:connector draw:style-name="gr2" draw:text-style-name="P1" draw:layer="layout" draw:type="curve" svg:x1="27.035cm" svg:y1="20.442cm" svg:x2="33.385cm" svg:y2="14.727cm" draw:start-shape="id41" draw:start-glue-point="1" draw:end-shape="id44" draw:end-glue-point="3" svg:d="m27035 20442c4762 0 1588-5715 6350-5715">
          <text:p/>
        </draw:connector>
        <draw:connector draw:style-name="gr2" draw:text-style-name="P1" draw:layer="layout" draw:type="curve" svg:x1="27.035cm" svg:y1="21.077cm" svg:x2="33.385cm" svg:y2="14.727cm" draw:start-shape="id42" draw:start-glue-point="1" draw:end-shape="id44" draw:end-glue-point="3" svg:d="m27035 21077c4762 0 1588-6350 6350-6350">
          <text:p/>
        </draw:connector>
        <draw:connector draw:style-name="gr2" draw:text-style-name="P1" draw:layer="layout" draw:type="curve" svg:x1="27.035cm" svg:y1="21.712cm" svg:x2="33.385cm" svg:y2="14.727cm" draw:start-shape="id43" draw:start-glue-point="1" draw:end-shape="id44" draw:end-glue-point="3" svg:d="m27035 21712c4762 0 1588-6985 6350-6985">
          <text:p/>
        </draw:connector>
        <draw:rect draw:style-name="gr1" draw:text-style-name="P1" xml:id="id45" draw:id="id45" draw:layer="layout" svg:width="4.445cm" svg:height="1.905cm" svg:x="33.385cm" svg:y="15.68cm">
          <text:p text:style-name="P2"><text:span text:style-name="T1">SGWF2HUF7VDCOFAS1</text:span></text:p>
          <text:p text:style-name="P2"><text:span text:style-name="T1">SGWF2HUF7VDCOFAS2</text:span></text:p>
          <text:p text:style-name="P2"><text:span text:style-name="T1">SGWF2HUF7VDCOFAS3</text:span></text:p>
          <text:p text:style-name="P2"><text:span text:style-name="T1">SGWF2HUF7VDCOFAS4</text:span></text:p>
        </draw:rect>
        <draw:connector draw:style-name="gr2" draw:text-style-name="P1" draw:layer="layout" draw:type="curve" svg:x1="27.035cm" svg:y1="19.807cm" svg:x2="33.385cm" svg:y2="16.632cm" draw:start-shape="id40" draw:start-glue-point="1" draw:end-shape="id45" draw:end-glue-point="3" svg:d="m27035 19807c4762 0 1588-3175 6350-3175">
          <text:p/>
        </draw:connector>
        <draw:connector draw:style-name="gr2" draw:text-style-name="P1" draw:layer="layout" draw:type="curve" svg:x1="27.035cm" svg:y1="20.442cm" svg:x2="33.385cm" svg:y2="16.632cm" draw:start-shape="id41" draw:start-glue-point="1" draw:end-shape="id45" draw:end-glue-point="3" svg:d="m27035 20442c4762 0 1588-3810 6350-3810">
          <text:p/>
        </draw:connector>
        <draw:rect draw:style-name="gr1" draw:text-style-name="P1" xml:id="id46" draw:id="id46" draw:layer="layout" svg:width="4.445cm" svg:height="1.905cm" svg:x="33.385cm" svg:y="18.22cm">
          <text:p text:style-name="P2"><text:span text:style-name="T1">SGWF2HUF7VDCOFAW1</text:span></text:p>
          <text:p text:style-name="P2"><text:span text:style-name="T1">SGWF2HUF7VDCOFAW2</text:span></text:p>
          <text:p text:style-name="P2"><text:span text:style-name="T1">SGWF2HUF7VDCOFAW3</text:span></text:p>
          <text:p text:style-name="P2"><text:span text:style-name="T1">SGWF2HUF7VDCOFAW4</text:span></text:p>
        </draw:rect>
        <draw:connector draw:style-name="gr2" draw:text-style-name="P1" draw:layer="layout" draw:type="curve" svg:x1="27.035cm" svg:y1="19.807cm" svg:x2="33.385cm" svg:y2="19.172cm" draw:start-shape="id40" draw:start-glue-point="1" draw:end-shape="id46" svg:d="m27035 19807c4762 0 1588-635 6350-635">
          <text:p/>
        </draw:connector>
        <draw:connector draw:style-name="gr2" draw:text-style-name="P1" draw:layer="layout" draw:type="curve" svg:x1="27.035cm" svg:y1="21.712cm" svg:x2="33.385cm" svg:y2="19.172cm" draw:start-shape="id43" draw:start-glue-point="1" draw:end-shape="id46" draw:end-glue-point="3" svg:d="m27035 21712c4762 0 1588-2540 6350-2540">
          <text:p/>
        </draw:connector>
        <draw:rect draw:style-name="gr1" draw:text-style-name="P1" xml:id="id47" draw:id="id47" draw:layer="layout" svg:width="4.445cm" svg:height="1.905cm" svg:x="33.385cm" svg:y="20.76cm">
          <text:p text:style-name="P2"><text:span text:style-name="T1">SGWF2HUF7VDCOFAE1</text:span></text:p>
          <text:p text:style-name="P2"><text:span text:style-name="T1">SGWF2HUF7VDCOFAE2</text:span></text:p>
          <text:p text:style-name="P2"><text:span text:style-name="T1">SGWF2HUF7VDCOFAE3</text:span></text:p>
          <text:p text:style-name="P2"><text:span text:style-name="T1">SGWF2HUF7VDCOFAE4</text:span></text:p>
        </draw:rect>
        <draw:connector draw:style-name="gr2" draw:text-style-name="P1" draw:layer="layout" draw:type="curve" svg:x1="27.035cm" svg:y1="20.442cm" svg:x2="33.385cm" svg:y2="21.712cm" draw:start-shape="id41" draw:start-glue-point="1" draw:end-shape="id47" draw:end-glue-point="3" svg:d="m27035 20442c4762 0 1588 1270 6350 1270">
          <text:p/>
        </draw:connector>
        <draw:connector draw:style-name="gr2" draw:text-style-name="P1" draw:layer="layout" draw:type="curve" svg:x1="27.035cm" svg:y1="21.077cm" svg:x2="33.385cm" svg:y2="21.712cm" draw:start-shape="id42" draw:start-glue-point="1" draw:end-shape="id47" draw:end-glue-point="3" svg:d="m27035 21077c4762 0 1588 635 6350 635">
          <text:p/>
        </draw:connector>
        <draw:rect draw:style-name="gr1" draw:text-style-name="P1" xml:id="id48" draw:id="id48" draw:layer="layout" svg:width="4.445cm" svg:height="1.905cm" svg:x="33.385cm" svg:y="23.225cm">
          <text:p text:style-name="P2"><text:span text:style-name="T1">SGWF2HUF7VDCOFAN1</text:span></text:p>
          <text:p text:style-name="P2"><text:span text:style-name="T1">SGWF2HUF7VDCOFAN2</text:span></text:p>
          <text:p text:style-name="P2"><text:span text:style-name="T1">SGWF2HUF7VDCOFAN3</text:span></text:p>
          <text:p text:style-name="P2"><text:span text:style-name="T1">SGWF2HUF7VDCOFAN4</text:span></text:p>
        </draw:rect>
        <draw:connector draw:style-name="gr2" draw:text-style-name="P1" draw:layer="layout" draw:type="curve" svg:x1="27.035cm" svg:y1="21.077cm" svg:x2="33.385cm" svg:y2="24.177cm" draw:start-shape="id42" draw:start-glue-point="1" draw:end-shape="id48" draw:end-glue-point="3" svg:d="m27035 21077c4762 0 1588 3100 6350 3100">
          <text:p/>
        </draw:connector>
        <draw:connector draw:style-name="gr2" draw:text-style-name="P1" draw:layer="layout" draw:type="curve" svg:x1="27.035cm" svg:y1="21.712cm" svg:x2="33.385cm" svg:y2="24.177cm" draw:start-shape="id43" draw:start-glue-point="1" draw:end-shape="id48" draw:end-glue-point="3" svg:d="m27035 21712c4762 0 1588 2465 6350 2465">
          <text:p/>
        </draw:connector>
        <draw:rect draw:style-name="gr1" draw:text-style-name="P1" xml:id="id50" draw:id="id50" draw:layer="layout" svg:width="3.81cm" svg:height="0.635cm" svg:x="9.255cm" svg:y="10.6cm">
          <text:p text:style-name="P2"><text:span text:style-name="T1">SGWF2HUF7PNT</text:span></text:p>
        </draw:rect>
        <draw:connector draw:style-name="gr2" draw:text-style-name="P1" draw:layer="layout" draw:type="curve" svg:x1="4.302cm" svg:y1="9.726cm" svg:x2="9.255cm" svg:y2="10.917cm" draw:start-shape="id49" draw:start-glue-point="1" draw:end-shape="id50" draw:end-glue-point="3" svg:d="m4302 9726c3715 0 1239 1191 4953 1191">
          <text:p/>
        </draw:connector>
        <draw:connector draw:style-name="gr2" draw:text-style-name="P1" draw:layer="layout" draw:type="curve" svg:x1="4.302cm" svg:y1="10.917cm" svg:x2="9.255cm" svg:y2="10.917cm" draw:start-shape="id3" draw:start-glue-point="1" draw:end-shape="id50" draw:end-glue-point="3" svg:d="m4302 10917h4953">
          <text:p/>
        </draw:connector>
        <draw:connector draw:style-name="gr2" draw:text-style-name="P1" draw:layer="layout" draw:type="curve" svg:x1="4.302cm" svg:y1="13.378cm" svg:x2="9.255cm" svg:y2="10.917cm" draw:start-shape="id20" draw:start-glue-point="1" draw:end-shape="id50" draw:end-glue-point="3" svg:d="m4302 13378c3715 0 1239-2461 4953-2461">
          <text:p/>
        </draw:connector>
        <draw:connector draw:style-name="gr2" draw:text-style-name="P1" draw:layer="layout" draw:type="curve" svg:x1="4.302cm" svg:y1="17.267cm" svg:x2="9.255cm" svg:y2="10.917cm" draw:start-shape="id34" draw:start-glue-point="1" draw:end-shape="id50" draw:end-glue-point="3" svg:d="m4302 17267c3715 0 1239-6350 4953-6350">
          <text:p/>
        </draw:connector>
        <draw:connector draw:style-name="gr2" draw:text-style-name="P1" draw:layer="layout" draw:type="curve" svg:x1="4.302cm" svg:y1="20.522cm" svg:x2="9.255cm" svg:y2="10.917cm" draw:start-shape="id36" draw:end-shape="id50" draw:end-glue-point="3" svg:d="m4302 20522c3715 0 1239-9605 4953-9605">
          <text:p/>
        </draw:connector>
        <draw:connector draw:style-name="gr2" draw:text-style-name="P1" draw:layer="layout" draw:type="curve" svg:x1="4.302cm" svg:y1="21.792cm" svg:x2="9.255cm" svg:y2="10.917cm" draw:start-shape="id21" draw:start-glue-point="1" draw:end-shape="id50" draw:end-glue-point="3" svg:d="m4302 21792c3715 0 1239-10875 4953-10875">
          <text:p/>
        </draw:connector>
        <draw:rect draw:style-name="gr1" draw:text-style-name="P1" xml:id="id51" draw:id="id51" draw:layer="layout" svg:width="3.81cm" svg:height="0.635cm" svg:x="9.255cm" svg:y="2.504cm">
          <text:p text:style-name="P2"><text:span text:style-name="T1">GWF2HUF7PSV</text:span></text:p>
        </draw:rect>
        <draw:connector draw:style-name="gr2" draw:text-style-name="P1" draw:layer="layout" draw:type="curve" svg:x1="4.302cm" svg:y1="4.107cm" svg:x2="9.255cm" svg:y2="2.821cm" draw:start-shape="id1" draw:start-glue-point="1" draw:end-shape="id51" draw:end-glue-point="3" svg:d="m4302 4107c3715 0 1239-1286 4953-1286">
          <text:p/>
        </draw:connector>
        <draw:connector draw:style-name="gr2" draw:text-style-name="P1" draw:layer="layout" draw:type="curve" svg:x1="20.177cm" svg:y1="13.711cm" svg:x2="23.86cm" svg:y2="7.107cm" draw:start-shape="id32" draw:start-glue-point="1" draw:end-shape="id28" draw:end-glue-point="3" svg:d="m20177 13711c2763 0 922-6604 3683-6604">
          <text:p/>
        </draw:connector>
        <draw:connector draw:style-name="gr2" draw:text-style-name="P1" draw:layer="layout" draw:type="curve" draw:line-skew="-0.318cm" svg:x1="12.43cm" svg:y1="19.902cm" svg:x2="33.385cm" svg:y2="9.187cm" draw:start-shape="id22" draw:start-glue-point="1" draw:end-shape="id5" draw:end-glue-point="3" svg:d="m12430 19902c15240 0 4763-10715 20955-10715">
          <text:p/>
        </draw:connector>
        <draw:connector draw:style-name="gr2" draw:text-style-name="P1" draw:layer="layout" draw:type="curve" draw:line-skew="3.206cm" svg:x1="12.43cm" svg:y1="21.172cm" svg:x2="33.385cm" svg:y2="9.187cm" draw:start-shape="id23" draw:start-glue-point="1" draw:end-shape="id5" draw:end-glue-point="3" svg:d="m12430 21172c20526 0 10049-11985 20955-11985">
          <text:p/>
        </draw:connector>
        <draw:connector draw:style-name="gr2" draw:text-style-name="P1" draw:layer="layout" draw:type="curve" svg:x1="12.43cm" svg:y1="19.902cm" svg:x2="16.367cm" svg:y2="17.347cm" draw:start-shape="id22" draw:start-glue-point="1" draw:end-shape="id6" draw:end-glue-point="3" svg:d="m12430 19902c2953 0 985-2555 3937-2555">
          <text:p/>
        </draw:connector>
        <draw:connector draw:style-name="gr2" draw:text-style-name="P1" draw:layer="layout" draw:type="curve" svg:x1="12.43cm" svg:y1="21.172cm" svg:x2="16.367cm" svg:y2="17.347cm" draw:start-shape="id23" draw:start-glue-point="1" draw:end-shape="id6" draw:end-glue-point="3" svg:d="m12430 21172c2953 0 985-3825 3937-3825">
          <text:p/>
        </draw:connector>
        <draw:connector draw:style-name="gr2" draw:text-style-name="P1" draw:layer="layout" draw:type="curve" draw:line-skew="-3.239cm" svg:x1="19.542cm" svg:y1="22.696cm" svg:x2="33.385cm" svg:y2="7.695cm" draw:start-shape="id25" draw:start-glue-point="1" draw:end-shape="id29" draw:end-glue-point="3" svg:d="m19542 22696c5524 0-1397-15001 13843-15001">
          <text:p/>
        </draw:connector>
        <draw:connector draw:style-name="gr2" draw:text-style-name="P1" draw:layer="layout" draw:type="curve" draw:line-skew="1.206cm" svg:x1="12.557cm" svg:y1="8.075cm" svg:x2="23.86cm" svg:y2="7.107cm" draw:start-shape="id2" draw:start-glue-point="1" draw:end-shape="id28" draw:end-glue-point="3" svg:d="m12557 8075c10287 0 4636-968 11303-968">
          <text:p/>
        </draw:connector>
        <draw:connector draw:style-name="gr2" draw:text-style-name="P1" draw:layer="layout" draw:type="curve" svg:x1="4.302cm" svg:y1="4.107cm" svg:x2="9.255cm" svg:y2="4.266cm" draw:start-shape="id1" draw:start-glue-point="1" draw:end-shape="id52" draw:end-glue-point="3" svg:d="m4302 4107c3715 0 1239 159 4953 15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43.13cm" fo:page-height="27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ichard Winston</meta:initial-creator>
    <meta:creation-date>2011-08-18T09:51:30.68</meta:creation-date>
    <dc:date>2011-08-18T12:34:46.51</dc:date>
    <dc:creator>Richard Winston</dc:creator>
    <meta:editing-duration>PT1H10M33S</meta:editing-duration>
    <meta:editing-cycles>11</meta:editing-cycles>
    <meta:generator>OpenOffice.org/3.3$Win32 OpenOffice.org_project/330m20$Build-9567</meta:generator>
    <meta:document-statistic meta:object-count="131"/>
  </office:meta>
</office:document-meta>
</file>